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c34a" officeooo:paragraph-rsid="0006c34a" style:font-weight-asian="bold" style:font-weight-complex="bold"/>
    </style:style>
    <style:style style:name="P2" style:family="paragraph" style:parent-style-name="Standard">
      <style:text-properties fo:font-weight="normal" officeooo:rsid="0006c34a" officeooo:paragraph-rsid="0006c34a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06c34a" officeooo:paragraph-rsid="0006c34a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6c34a" officeooo:paragraph-rsid="00084bc5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2f615e" officeooo:paragraph-rsid="002f615e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2147c3" officeooo:paragraph-rsid="002147c3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84bc5" officeooo:paragraph-rsid="00084bc5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9431b" officeooo:paragraph-rsid="0009431b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0a7f9c" officeooo:paragraph-rsid="000a7f9c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21b4a" officeooo:paragraph-rsid="00121b4a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14876e" officeooo:paragraph-rsid="0014876e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8f882" officeooo:paragraph-rsid="001acfc4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2625e8" officeooo:paragraph-rsid="0038744b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625e8" officeooo:paragraph-rsid="003f9db5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38744b" officeooo:paragraph-rsid="003f9db5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38744b" officeooo:paragraph-rsid="0038744b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2afdb1" officeooo:paragraph-rsid="002afdb1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46e7f9" officeooo:paragraph-rsid="0046e7f9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4776db" officeooo:paragraph-rsid="004776db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4dc3d7" officeooo:paragraph-rsid="004dc3d7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533db9" officeooo:paragraph-rsid="00533db9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5d4eb5" officeooo:paragraph-rsid="005d4eb5" style:font-weight-asian="normal" style:font-weight-complex="normal"/>
    </style:style>
    <style:style style:name="T1" style:family="text">
      <style:text-properties officeooo:rsid="000a7f9c"/>
    </style:style>
    <style:style style:name="T2" style:family="text">
      <style:text-properties officeooo:rsid="00121b4a"/>
    </style:style>
    <style:style style:name="T3" style:family="text">
      <style:text-properties officeooo:rsid="0012c3bf"/>
    </style:style>
    <style:style style:name="T4" style:family="text">
      <style:text-properties officeooo:rsid="00166f3f"/>
    </style:style>
    <style:style style:name="T5" style:family="text">
      <style:text-properties officeooo:rsid="001acfc4"/>
    </style:style>
    <style:style style:name="T6" style:family="text">
      <style:text-properties officeooo:rsid="001c13c4"/>
    </style:style>
    <style:style style:name="T7" style:family="text">
      <style:text-properties officeooo:rsid="001c9681"/>
    </style:style>
    <style:style style:name="T8" style:family="text">
      <style:text-properties officeooo:rsid="001dffc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625e8"/>
    </style:style>
    <style:style style:name="T11" style:family="text">
      <style:text-properties officeooo:rsid="00349623"/>
    </style:style>
    <style:style style:name="T12" style:family="text">
      <style:text-properties officeooo:rsid="00370c62"/>
    </style:style>
    <style:style style:name="T13" style:family="text">
      <style:text-properties officeooo:rsid="0038744b"/>
    </style:style>
    <style:style style:name="T14" style:family="text">
      <style:text-properties officeooo:rsid="003a7ad0"/>
    </style:style>
    <style:style style:name="T15" style:family="text">
      <style:text-properties officeooo:rsid="003c6313"/>
    </style:style>
    <style:style style:name="T16" style:family="text">
      <style:text-properties officeooo:rsid="00413176"/>
    </style:style>
    <style:style style:name="T17" style:family="text">
      <style:text-properties officeooo:rsid="004c6126"/>
    </style:style>
    <style:style style:name="T18" style:family="text">
      <style:text-properties officeooo:rsid="004dc3d7"/>
    </style:style>
    <style:style style:name="T19" style:family="text">
      <style:text-properties officeooo:rsid="00533db9"/>
    </style:style>
    <style:style style:name="T20" style:family="text">
      <style:text-properties officeooo:rsid="005555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line for introduction</text:p>
      <text:p text:style-name="P2"/>
      <text:list xml:id="list2482302299" text:style-name="L1">
        <text:list-item>
          <text:p text:style-name="P3">Examples of spinouts</text:p>
        </text:list-item>
        <text:list-item>
          <text:p text:style-name="P3">Introduction of key tradeoff: reduction in R&amp;D spending (to prevent exposing employees to ideas) vs. use a non-compete agreement</text:p>
          <text:list>
            <text:list-item>
              <text:p text:style-name="P3">Questions motivated by the paper</text:p>
            </text:list-item>
          </text:list>
        </text:list-item>
        <text:list-item>
          <text:p text:style-name="P5">What I do in the paper</text:p>
          <text:list>
            <text:list-item>
              <text:p text:style-name="P6">I take a step towards a <text:span text:style-name="T9">quantitative</text:span> answer to these questions <text:span text:style-name="T10">by developing and quantifying a structural model of endogenous growth. </text:span></text:p>
            </text:list-item>
          </text:list>
        </text:list-item>
        <text:list-item>
          <text:p text:style-name="P3">Description of empirical procedure</text:p>
          <text:list>
            <text:list-item>
              <text:p text:style-name="P3">Description of data construction and resulting dataset</text:p>
            </text:list-item>
            <text:list-item>
              <text:p text:style-name="P3">Discussion of key empirical relationship I find</text:p>
            </text:list-item>
          </text:list>
        </text:list-item>
        <text:list-item>
          <text:p text:style-name="P3">Description of model</text:p>
          <text:list>
            <text:list-item>
              <text:p text:style-name="P7">Paragraph 1: Model basics </text:p>
              <text:list>
                <text:list-item>
                  <text:p text:style-name="P4">Augments standard GE model of endogenous growth with CD and OI</text:p>
                </text:list-item>
                <text:list-item>
                  <text:p text:style-name="P7">Inelastic R&amp;D labor supply focuses model on allocation of R&amp;D labor</text:p>
                </text:list-item>
                <text:list-item>
                  <text:p text:style-name="P7">Incorporation of spinouts.</text:p>
                </text:list-item>
              </text:list>
            </text:list-item>
            <text:list-item>
              <text:p text:style-name="P7">Paragraph 2: Noncompetes I</text:p>
              <text:list>
                <text:list-item>
                  <text:p text:style-name="P8">Direct cost of using noncompetes interpretation</text:p>
                </text:list-item>
                <text:list-item>
                  <text:p text:style-name="P8">Equilibrium cost of noncompetes : compensation for employee giving up right to form spinouts</text:p>
                </text:list-item>
                <text:list-item>
                  <text:p text:style-name="P8">Implies equilibrium outcome: NCAs are used <text:span text:style-name="T1">when employee spinout formation is bilaterally suboptimal, given the direct cost of using an NCA</text:span></text:p>
                </text:list-item>
              </text:list>
            </text:list-item>
            <text:list-item>
              <text:p text:style-name="P8">Paragraph 3: Noncompetes II</text:p>
              <text:list>
                <text:list-item>
                  <text:p text:style-name="P9">Discussion of necessary assumptions to generate a need for NCAs: <text:span text:style-name="T2">in particular, no killer acquisitions to prevent bilaterally inefficient spinout formation</text:span></text:p>
                </text:list-item>
                <text:list-item>
                  <text:p text:style-name="P10">Theoretical justification of this assumption: asymmetric information, strategic disagreements, antitrust law</text:p>
                </text:list-item>
                <text:list-item>
                  <text:p text:style-name="P10">Empirical justification: not that frequent for spinouts</text:p>
                  <text:list>
                    <text:list-item>
                      <text:list>
                        <text:list-item>
                          <text:p text:style-name="P10">Maybe a footnote: although this could be evidence that these spinouts are not competing directly with parent fir<text:span text:style-name="T3">m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Paragraph 4: Efficiency of the <text:span text:style-name="T4">laissez-faire equilibrium</text:span></text:p>
              <text:list>
                <text:list-item>
                  <text:p text:style-name="P12">Bilateral inefficiency does not imply social inefficiency, due to positive externalities of spinout formation </text:p>
                  <text:list>
                    <text:list-item>
                      <text:p text:style-name="P12"><text:span text:style-name="T5">Any kind of innovation in the model increases consumer surplus as well as </text:span>output productivity and innovation productivity <text:span text:style-name="T5">of other intermediate goods producers</text:span></text:p>
                    </text:list-item>
                  </text:list>
                </text:list-item>
                <text:list-item>
                  <text:p text:style-name="P12">The use of NCAs contracts the innovation possibilities frontier, <text:span text:style-name="T5">but may shift the economy closer to the new frontier, leading to an overall efficiency gain.</text:span></text:p>
                </text:list-item>
                <text:list-item>
                  <text:p text:style-name="P12"><text:span text:style-name="T6">Note that this </text:span><text:span text:style-name="T7">can hold in spite of the inelastic aggregate supply of R&amp;D labor, since the use of NCAs reallocates R&amp;D labor to uses that are more efficient on the margin: own-product innovation (incumbents) vs. business-stealing (entrants, or incumbents entering new </text:span><text:span text:style-name="T8">goods</text:span><text:span text:style-name="T7">)</text:span></text:p>
                </text:list-item>
              </text:list>
            </text:list-item>
          </text:list>
        </text:list-item>
        <text:list-item>
          <text:p text:style-name="P13">Quantification <text:span text:style-name="T11">of the model </text:span><text:span text:style-name="T13">and results</text:span></text:p>
          <text:list>
            <text:list-item>
              <text:p text:style-name="P14"><text:span text:style-name="T14">Paragraph I: </text:span><text:span text:style-name="T13">Description of quantification </text:span><text:span text:style-name="T11">and </text:span><text:span text:style-name="T16">discussion of </text:span><text:span text:style-name="T11">main policy counterfactual</text:span></text:p>
              <text:list>
                <text:list-item>
                  <text:p text:style-name="P15">eliminating barriers to the usage of noncompetes</text:p>
                </text:list-item>
              </text:list>
            </text:list-item>
            <text:list-item>
              <text:p text:style-name="P17"><text:span text:style-name="T15">Paragraph II: </text:span>Sensitivity <text:span text:style-name="T12">of quantification and policy counterfactual</text:span></text:p>
              <text:list>
                <text:list-item>
                  <text:p text:style-name="P18">How does the main result depend on parameters / model moments?</text:p>
                </text:list-item>
                <text:list-item>
                  <text:p text:style-name="P19">Robustness to two plausible model extensions: </text:p>
                  <text:list>
                    <text:list-item>
                      <text:p text:style-name="P19">DRS incumbent R&amp;D technology (so less sensitive)</text:p>
                    </text:list-item>
                    <text:list-item>
                      <text:p text:style-name="P19"><text:soft-page-break/>Entry costs as transfers <text:span text:style-name="T17">of rent to other agents</text:span></text:p>
                    </text:list-item>
                  </text:list>
                </text:list-item>
              </text:list>
            </text:list-item>
            <text:list-item>
              <text:p text:style-name="P16">Alternative <text:span text:style-name="T18">policy counterfactuals</text:span></text:p>
              <text:list>
                <text:list-item>
                  <text:p text:style-name="P20">R&amp;D subsidies can have counterproductive effect by exacerbating misallocation of R&amp;D as well as inducing marginal firms to use NCAs</text:p>
                </text:list-item>
                <text:list-item>
                  <text:p text:style-name="P20">Targeted R&amp;D subsidies can do better and can substitute for NCAs, <text:span text:style-name="T19">but tend to induce the use of NCAs as well</text:span></text:p>
                </text:list-item>
                <text:list-item>
                  <text:p text:style-name="P21">Optimal policy is targeted R&amp;D subsidies coupled with ban on NCAs (i.e., infinite cost of enforcement in the model), <text:span text:style-name="T20">but this only holds when very large targeted R&amp;D subsidies are available. Otherwise, free enforcement of NCAs is the best policy.</text:span></text:p>
                </text:list-item>
              </text:list>
            </text:list-item>
          </text:list>
        </text:list-item>
        <text:list-item>
          <text:p text:style-name="P22">Literature review</text:p>
          <text:list>
            <text:list-item>
              <text:p text:style-name="P22">Literature on noncompetes on workers and growth / innovation – theoretical and empirical</text:p>
              <text:list>
                <text:list-item>
                  <text:p text:style-name="P22">Empirical work using state-level enforceability points to tradeoff I highlight</text:p>
                </text:list-item>
                <text:list-item>
                  <text:p text:style-name="P22">Caveats to this kind of empirical work:</text:p>
                  <text:list>
                    <text:list-item>
                      <text:p text:style-name="P22">Reallocation (brain drain from Michigan)</text:p>
                    </text:list-item>
                    <text:list-item>
                      <text:p text:style-name="P22">Incidence of NCAs, their effect doesn’t depend much on enforceability (Starr et al)</text:p>
                    </text:list-item>
                  </text:list>
                </text:list-item>
                <text:list-item>
                  <text:p text:style-name="P22">Structural work</text:p>
                  <text:list>
                    <text:list-item>
                      <text:p text:style-name="P22">Franco &amp; Mitchell, Shi, and Baslandze</text:p>
                    </text:list-item>
                    <text:list-item>
                      <text:p text:style-name="P22">Deep dive into Baslandze, because it is the closest</text:p>
                    </text:list-item>
                    <text:list-item>
                      <text:p text:style-name="P22">Might be worth including a few sentences on Shi’s paper</text:p>
                    </text:list-item>
                  </text:list>
                </text:list-item>
              </text:list>
            </text:list-item>
            <text:list-item>
              <text:p text:style-name="P22">Literature on spinouts</text:p>
              <text:list>
                <text:list-item>
                  <text:p text:style-name="P22">WSOs use knowledge from parent firms (Klepper, Agarwal)</text:p>
                </text:list-item>
                <text:list-item>
                  <text:p text:style-name="P22">WSOs are prevalent and particularly productive and fast-growing (Muendler, Baslandze)</text:p>
                </text:list-item>
                <text:list-item>
                  <text:p text:style-name="P22">Entry of spinouts associated with worse firm performance due to competition and poaching (Wezel, Campbell, Agarwall)</text:p>
                </text:list-item>
                <text:list-item>
                  <text:p text:style-name="P22">Importance of disagreements (Klepper and Sleeper, Klepper, Klepper and Thompson)</text:p>
                </text:list-item>
                <text:list-item>
                  <text:p text:style-name="P22">Deep dive into Gompers &amp; Lerner</text:p>
                </text:list-item>
                <text:list-item>
                  <text:p text:style-name="P22">Deep dive into Babina and Howell</text:p>
                  <text:list>
                    <text:list-item>
                      <text:p text:style-name="P22">Discussion of IV estimates vs OLS estimates</text:p>
                    </text:list-item>
                  </text:list>
                </text:list-item>
              </text:list>
            </text:list-item>
            <text:list-item>
              <text:p text:style-name="P22">Broader literature on the interplay between invention, the market for ideas, and the boundary of the firm</text:p>
              <text:list>
                <text:list-item>
                  <text:p text:style-name="P22">Arrow, Anton &amp; Yao 1994 1995 and 2002, Franco-Filson 2006, Chatterjee and Rossi-Hansberg.</text:p>
                </text:list-item>
                <text:list-item>
                  <text:p text:style-name="P22">Franco &amp; Filson 2006 deep dive</text:p>
                </text:list-item>
              </text:list>
            </text:list-item>
            <text:list-item>
              <text:p text:style-name="P22">Broader literature on endogenous growth and firm dynamics </text:p>
              <text:list>
                <text:list-item>
                  <text:p text:style-name="P22">Romer 1986 and 1990, Grossman and Helpman 1991, Aghion and Howitt 1992, Klette Kortum 2004, Lentz and Mortensen, Acemoglu &amp; Cao, Acemoglu et al 2018, Akcigit and Kerr 2018</text:p>
                </text:list-item>
                <text:list-item>
                  <text:p text:style-name="P22">Deep dive into Acemoglu et al 2018, which looks at allocation of skilled labor</text:p>
                </text:list-item>
              </text:list>
            </text:list-item>
            <text:list-item>
              <text:p text:style-name="P22">Literature studying private and social returns to R&amp;D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14:12:55.645938280</meta:creation-date>
    <dc:date>2021-07-22T16:20:03.720849757</dc:date>
    <meta:editing-duration>PT45M19S</meta:editing-duration>
    <meta:editing-cycles>46</meta:editing-cycles>
    <meta:generator>LibreOffice/6.4.7.2$Linux_X86_64 LibreOffice_project/40$Build-2</meta:generator>
    <meta:document-statistic meta:table-count="0" meta:image-count="0" meta:object-count="0" meta:page-count="2" meta:paragraph-count="65" meta:word-count="775" meta:character-count="4859" meta:non-whitespace-character-count="4207"/>
  </office:meta>
</office:document-meta>
</file>